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54d6" officeooo:paragraph-rsid="001e54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Arun krishna V B</text:p>
      <text:p text:style-name="P1">Email:arunkvb98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7:35:09.018188782</meta:creation-date>
    <dc:date>2020-02-11T17:37:15.248680827</dc:date>
    <meta:editing-duration>PT2M6S</meta:editing-duration>
    <meta:editing-cycles>1</meta:editing-cycles>
    <meta:document-statistic meta:table-count="0" meta:image-count="0" meta:object-count="0" meta:page-count="1" meta:paragraph-count="2" meta:word-count="5" meta:character-count="46" meta:non-whitespace-character-count="43"/>
    <meta:generator>LibreOffice/5.1.6.2$Linux_X86_64 LibreOffice_project/10m0$Build-2</meta:generator>
  </office:meta>
</office:document-meta>
</file>